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fo:text-align="start" style:justify-single-word="false"/>
      <style:text-properties fo:font-size="10.5pt"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size="10.5pt"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bold"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3b3d40" style:font-name="Georgia" fo:letter-spacing="normal" fo:font-style="normal" fo:font-weight="normal"/>
    </style:style>
    <style:style style:name="T3" style:family="text">
      <style:text-properties fo:font-variant="normal" fo:text-transform="none" fo:color="#3b3d40" style:font-name="Georgia" fo:letter-spacing="normal" fo:font-style="normal" fo:font-weight="bold" style:font-weight-asian="bold" style:font-weight-complex="bold"/>
    </style:style>
    <style:style style:name="T4" style:family="text">
      <style:text-properties fo:font-variant="normal" fo:text-transform="none" fo:color="#000000" fo:letter-spacing="normal" fo:language="zxx" fo:country="none" fo:font-style="normal" fo:font-weight="normal" style:font-name-asian="Georgia" style:language-asian="zxx" style:country-asian="none" style:font-weight-asian="normal" style:font-name-complex="Georgia" style:language-complex="zxx" style:country-complex="none" style:font-weight-complex="normal"/>
    </style:style>
    <style:style style:name="T5" style:family="text">
      <style:text-properties fo:font-variant="normal" fo:text-transform="none" fo:color="#000000" fo:letter-spacing="normal" fo:language="zxx" fo:country="none" fo:font-style="italic" fo:font-weight="normal"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6" style:family="text">
      <style:text-properties fo:color="#000000" fo:language="zxx" fo:country="none" style:font-name-asian="Georgia" style:language-asian="zxx" style:country-asian="none" style:font-weight-asian="normal" style:font-name-complex="Georgia" style:language-complex="zxx" style:country-complex="none" style:font-weight-complex="normal"/>
    </style:style>
    <style:style style:name="T7" style:family="text">
      <style:text-properties fo:color="#000000" fo:language="zxx" fo:country="none" fo:font-style="italic"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8" style:family="text">
      <style:text-properties fo:font-weight="normal"/>
    </style:style>
    <style:style style:name="T9" style:family="text">
      <style:text-properties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here is Mr. Smith?</text:span> </text:p>
      <text:p text:style-name="P1"><text:span text:style-name="T1">Read:</text:span> I Samuel 13:19-20</text:p>
      <text:p text:style-name="P1"><text:span text:style-name="T1">Text:</text:span> <text:span text:style-name="T4">Judges 5:8 "They chose new gods; then </text:span><text:span text:style-name="T5">was</text:span><text:span text:style-name="T4"> war in the gates: was there a shield or spear seen among forty thousand in Israel?"</text:span></text:p>
      <text:p text:style-name="P2"><text:span text:style-name="T1">Introduction:</text:span> <text:s/>The Philistines were actually controlling the metals market in Israel. They refused to allow any blacksmiths to function anywhere in Israel. The Israelites were able to use a file on their farm implements a file can sharpen their tools but a file cannot temper the metal to hold an edge like a blacksmith's forge can. In II Kings 24:14 we read: “<text:span text:style-name="T6">And he carried away all Jerusalem, and all the princes, and all the mighty men of valour, </text:span><text:span text:style-name="T7">even</text:span><text:span text:style-name="T6"> ten thousand captives, and all the craftsmen and smiths: none remained..." </text:span>It is in the fire of a forge that metal becomes hardened and resistant to dulling. It is here that the weapons of battle are made.</text:p>
      <text:p text:style-name="P2"><text:s text:c="2"/>This is how the Philistines were able to remove the threat of an attack as well as insure that the Israelites were unable to repel any attack on them-selves.</text:p>
      <text:p text:style-name="P2"><text:span text:style-name="T1">I. Shortage:</text:span> <text:s/>Sadly the church of today <text:s/>is limited by a severe shortage of spiritual blacksmiths. We have pastors who run around desperately trying to sharpen the saints to be fruit producers but very few become warriors. There are many of schools of higher learning for the Bible however many of them, perhaps most of them, provide a watered down version of the Scriptures that is designed to offend nobody and ends up producing ministers with no fire in their gut and no weapons to fight the devil with even if they wanted to. <text:s/>We used to say hate the sin but love the sinner. <text:s/>The church of today is focused on loving the sinner while minimizing their sin.</text:p>
      <text:p text:style-name="P2"><text:s text:c="2"/>We are living in a day when the theological knowledge of most who name the name of Christ is a mile wide and an inch deep. Ask the average Christian about details of the most basic doctrines of the church <text:s/>and you will learn that many know very little about the things that they say they believe. </text:p>
      <text:p text:style-name="P2"><text:span text:style-name="T1">II. Ignorance:</text:span> <text:s/>One Christian brother told me that his two favorite preachers were Joel Osteen and John Hagee. I was astounded. These two preachers are far apart when it comes to doctrine. One <text:s/>is a master teacher of prophetic theology and the other is a joking; name it and claim it; philosopher of paganism. Sadly most of the church today follows the way of the joking; name it and claim it; philosopher of paganism. <text:s/>A church in NY posted a live You Tube performance by a street performer known as “The Naked Cowboy” at their woman's conference. They are also known for their risque night club like performances of Christmas carols. Their pastor can be seen in a you tube video drinking shots of hard liquor in a NY bar with Justin Beiber. <text:s/>This is not a church age that will be recorded as a time of defeating the enemies of Christ and building the body of Christ. <text:s/>We, more than likely, will be remembered as the church age that preceded the time of the judgment of God on America.</text:p>
      <text:p text:style-name="P2"><text:span text:style-name="T1">III. Abundance:</text:span> <text:s/>Satan has allowed ministries to produce lots of books and seminars that thrill the flesh without sharpening the spirit of man to recognize and reject evil. <text:s/>Just take a walk through any Christian Book Catalog and see how many books are written to make a person feel better rather than to enact the drastic change needed to prepare the individual for the coming battles in their life. While perusing the catalog check out how many books are written that challenge one to repent and move into the arena of suffering with Christ.</text:p>
      <text:p text:style-name="P7"><text:span text:style-name="T9">IV. Mystery: </text:span><text:span text:style-name="T8"><text:s/>What has happened to Sound Biblical Theology? What has happened to Biblical schools of higher learning? <text:s/>We lost the Ivy League schools a long time ago and many denominational schools have become as liberal as the denominations they represent (although I am not sure of which one lead to the other). The departure from truth is also reaching down into the most fundamental of the Bible colleges and universities in our nation today. Sadly we can remove the word “conservative” from the description box of many Bible universities such as Liberty University in Lynchburg, Virginia. It is easy to see the slippage today even in Bob Jones University. </text:span></text:p>
      <text:p text:style-name="P2"><text:s text:c="2"/>The problem is that the church is producing philosophers but not prophets. We are instructing our soldiers with diversity training but not providing them with a fighting spirit or weapons training. We are promoting farming while neglecting blacksmithing. We are filling up the pantry while our gun cabinet is empty.</text:p>
      <text:p text:style-name="P2"/>
      <text:p text:style-name="P3"><text:span text:style-name="T3">Conclude:</text:span><text:span text:style-name="T2"> The church, of today, is filled with “Feel Good” preaching. The bulk of messages contain themes designed to ensure that all the people feel good and no one leaves uncomfortable. <text:s/>When a preacher preaches a message of repentance he is labeled as a narrow minded and legalistic. <text:s/>Satan has insured that most preachers are provided with a file but no serious blacksmiths are allowed. <text:s/>In most churches of today there is little preaching against sins of the flesh. Couples live together without the knowledge that they are living in sin. Homosexuality is ignored with the caveat that we are not here to judge. Divorce is considered a viable option for any marital disagreement. <text:s/>Financial irresponsibility is totally ignored in most pulpits. Lying is acceptable if we determine that we are hurting nobody by our “white” lies. </text:span></text:p>
      <text:p text:style-name="P3"><text:span text:style-name="T2"><text:s text:c="2"/>It is safe to declare that in these last days we need many more <text:s/>black-smiths in the churches of America tod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3</meta:editing-cycles>
    <meta:creation-date>2014-03-28T17:34:00</meta:creation-date>
    <dc:date>2020-09-12T22:06:46.93</dc:date>
    <meta:editing-duration>P6DT12H39M12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947" meta:character-count="54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